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3b7f4d"/>
    </style:style>
    <style:style style:name="P21" style:family="paragraph" style:parent-style-name="Standard">
      <style:text-properties officeooo:rsid="0007612b" officeooo:paragraph-rsid="0041b362"/>
    </style:style>
    <style:style style:name="P22" style:family="paragraph" style:parent-style-name="Standard">
      <style:text-properties officeooo:rsid="0007612b" officeooo:paragraph-rsid="0046c3a9"/>
    </style:style>
    <style:style style:name="P23" style:family="paragraph" style:parent-style-name="Standard">
      <style:text-properties officeooo:rsid="0007612b" officeooo:paragraph-rsid="004a5e1c"/>
    </style:style>
    <style:style style:name="P24" style:family="paragraph" style:parent-style-name="Standard">
      <style:text-properties officeooo:rsid="0007612b" officeooo:paragraph-rsid="004f2638"/>
    </style:style>
    <style:style style:name="P25" style:family="paragraph" style:parent-style-name="Standard">
      <style:text-properties officeooo:rsid="0007612b" officeooo:paragraph-rsid="0051c28d"/>
    </style:style>
    <style:style style:name="P26" style:family="paragraph" style:parent-style-name="Standard">
      <style:text-properties officeooo:rsid="0007612b" officeooo:paragraph-rsid="005c17cb"/>
    </style:style>
    <style:style style:name="P27" style:family="paragraph" style:parent-style-name="Standard">
      <style:text-properties officeooo:rsid="0007612b" officeooo:paragraph-rsid="0066385a"/>
    </style:style>
    <style:style style:name="P28" style:family="paragraph" style:parent-style-name="Standard">
      <style:text-properties officeooo:rsid="00418050" officeooo:paragraph-rsid="003b7f4d"/>
    </style:style>
    <style:style style:name="P29" style:family="paragraph" style:parent-style-name="Standard">
      <style:text-properties officeooo:rsid="00418050" officeooo:paragraph-rsid="00418050"/>
    </style:style>
    <style:style style:name="P30" style:family="paragraph" style:parent-style-name="Standard">
      <style:text-properties officeooo:rsid="0044639a" officeooo:paragraph-rsid="0041b362"/>
    </style:style>
    <style:style style:name="P31" style:family="paragraph" style:parent-style-name="Standard">
      <style:text-properties officeooo:rsid="00493aec" officeooo:paragraph-rsid="0046c3a9"/>
    </style:style>
    <style:style style:name="P32" style:family="paragraph" style:parent-style-name="Standard">
      <style:text-properties officeooo:rsid="004f435c" officeooo:paragraph-rsid="004f2638"/>
    </style:style>
    <style:style style:name="P33" style:family="paragraph" style:parent-style-name="Standard">
      <style:text-properties officeooo:rsid="004fe2d4" officeooo:paragraph-rsid="004fe2d4"/>
    </style:style>
    <style:style style:name="P34" style:family="paragraph" style:parent-style-name="Standard">
      <style:text-properties officeooo:rsid="005a1db6" officeooo:paragraph-rsid="0051c28d"/>
    </style:style>
    <style:style style:name="P35" style:family="paragraph" style:parent-style-name="Standard">
      <style:text-properties officeooo:rsid="0068644a" officeooo:paragraph-rsid="006fb463"/>
    </style:style>
    <style:style style:name="P36" style:family="paragraph" style:parent-style-name="Standard">
      <style:text-properties officeooo:rsid="0068644a" officeooo:paragraph-rsid="0083e531"/>
    </style:style>
    <style:style style:name="P37" style:family="paragraph" style:parent-style-name="Standard">
      <style:text-properties officeooo:rsid="0068644a" officeooo:paragraph-rsid="0085d97c"/>
    </style:style>
    <style:style style:name="P38" style:family="paragraph" style:parent-style-name="Standard">
      <style:text-properties officeooo:rsid="0068644a" officeooo:paragraph-rsid="008967ae"/>
    </style:style>
    <style:style style:name="P39" style:family="paragraph" style:parent-style-name="Standard">
      <style:text-properties officeooo:rsid="006f0ff8" officeooo:paragraph-rsid="006f0ff8"/>
    </style:style>
    <style:style style:name="P40" style:family="paragraph" style:parent-style-name="Standard">
      <style:text-properties officeooo:rsid="007224f0" officeooo:paragraph-rsid="006fb463"/>
    </style:style>
    <style:style style:name="P41" style:family="paragraph" style:parent-style-name="Standard">
      <style:text-properties officeooo:rsid="007fe336" officeooo:paragraph-rsid="007bfd4f"/>
    </style:style>
    <style:style style:name="P42" style:family="paragraph" style:parent-style-name="Standard">
      <style:text-properties officeooo:rsid="008059a1" officeooo:paragraph-rsid="008059a1"/>
    </style:style>
    <style:style style:name="P43" style:family="paragraph" style:parent-style-name="Text_20_body">
      <style:text-properties officeooo:paragraph-rsid="008d24a5"/>
    </style:style>
    <style:style style:name="P44" style:family="paragraph" style:parent-style-name="Text_20_body">
      <style:text-properties officeooo:paragraph-rsid="008ecfd8"/>
    </style:style>
    <style:style style:name="P45" style:family="paragraph" style:parent-style-name="Standard">
      <style:text-properties officeooo:rsid="0007612b" officeooo:paragraph-rsid="00a511f4"/>
    </style:style>
    <style:style style:name="P46" style:family="paragraph" style:parent-style-name="Standard">
      <style:text-properties officeooo:rsid="0007612b" officeooo:paragraph-rsid="00a828bf"/>
    </style:style>
    <style:style style:name="P47" style:family="paragraph" style:parent-style-name="Standard">
      <style:text-properties officeooo:rsid="0007612b" officeooo:paragraph-rsid="00aa2556"/>
    </style:style>
    <style:style style:name="P48" style:family="paragraph" style:parent-style-name="Standard">
      <style:text-properties officeooo:rsid="0007612b" officeooo:paragraph-rsid="00b34132"/>
    </style:style>
    <style:style style:name="P49" style:family="paragraph" style:parent-style-name="Standard">
      <style:text-properties officeooo:rsid="0007612b" officeooo:paragraph-rsid="00b34cbe"/>
    </style:style>
    <style:style style:name="P50" style:family="paragraph" style:parent-style-name="Standard">
      <style:text-properties officeooo:rsid="0007612b" officeooo:paragraph-rsid="00b41c4a"/>
    </style:style>
    <style:style style:name="P51" style:family="paragraph" style:parent-style-name="Standard">
      <style:text-properties officeooo:rsid="0007612b" officeooo:paragraph-rsid="00b8064b"/>
    </style:style>
    <style:style style:name="P52" style:family="paragraph" style:parent-style-name="Standard">
      <style:text-properties officeooo:rsid="0007612b" officeooo:paragraph-rsid="00c548df"/>
    </style:style>
    <style:style style:name="P53" style:family="paragraph" style:parent-style-name="Text_20_body">
      <style:text-properties officeooo:rsid="008ecfd8" officeooo:paragraph-rsid="008ecfd8"/>
    </style:style>
    <style:style style:name="P54" style:family="paragraph" style:parent-style-name="Text_20_body">
      <style:text-properties officeooo:rsid="008d24a5" officeooo:paragraph-rsid="008d24a5"/>
    </style:style>
    <style:style style:name="P55" style:family="paragraph" style:parent-style-name="Text_20_body">
      <style:text-properties officeooo:rsid="0095bf1f" officeooo:paragraph-rsid="0095bf1f"/>
    </style:style>
    <style:style style:name="P56" style:family="paragraph" style:parent-style-name="Text_20_body">
      <style:text-properties officeooo:rsid="0095bf1f" officeooo:paragraph-rsid="00ba8bcf"/>
    </style:style>
    <style:style style:name="P57" style:family="paragraph" style:parent-style-name="Text_20_body">
      <style:text-properties officeooo:rsid="006d25d3" officeooo:paragraph-rsid="00998f40"/>
    </style:style>
    <style:style style:name="P58" style:family="paragraph" style:parent-style-name="Text_20_body">
      <style:text-properties officeooo:rsid="006d25d3" officeooo:paragraph-rsid="009e2e79"/>
    </style:style>
    <style:style style:name="P59" style:family="paragraph" style:parent-style-name="Text_20_body">
      <style:text-properties officeooo:paragraph-rsid="00ad22e1"/>
    </style:style>
    <style:style style:name="P60" style:family="paragraph" style:parent-style-name="Text_20_body">
      <style:text-properties officeooo:paragraph-rsid="00b002eb"/>
    </style:style>
    <style:style style:name="P61" style:family="paragraph" style:parent-style-name="Text_20_body">
      <style:text-properties officeooo:paragraph-rsid="00c90f61"/>
    </style:style>
    <style:style style:name="P62" style:family="paragraph" style:parent-style-name="Text_20_body">
      <style:text-properties officeooo:paragraph-rsid="00cfaa93"/>
    </style:style>
    <style:style style:name="P63" style:family="paragraph" style:parent-style-name="Heading_20_1">
      <style:text-properties officeooo:rsid="0007612b"/>
    </style:style>
    <style:style style:name="P64" style:family="paragraph" style:parent-style-name="Heading_20_1">
      <style:text-properties officeooo:rsid="006b38d4"/>
    </style:style>
    <style:style style:name="P65" style:family="paragraph" style:parent-style-name="Heading_20_2">
      <style:text-properties officeooo:rsid="0007612b"/>
    </style:style>
    <style:style style:name="P66" style:family="paragraph" style:parent-style-name="Heading_20_2">
      <style:text-properties officeooo:paragraph-rsid="00a511f4"/>
    </style:style>
    <style:style style:name="P67" style:family="paragraph" style:parent-style-name="Heading_20_3">
      <style:text-properties officeooo:rsid="00330167"/>
    </style:style>
    <style:style style:name="P68" style:family="paragraph" style:parent-style-name="Heading_20_3">
      <style:text-properties officeooo:rsid="00333b20"/>
    </style:style>
    <style:style style:name="P69" style:family="paragraph" style:parent-style-name="Heading_20_3">
      <style:text-properties officeooo:rsid="0051c28d"/>
    </style:style>
    <style:style style:name="P70" style:family="paragraph" style:parent-style-name="Heading_20_3">
      <style:text-properties officeooo:rsid="006594a6"/>
    </style:style>
    <style:style style:name="P71" style:family="paragraph" style:parent-style-name="Heading_20_3">
      <style:text-properties officeooo:rsid="0068644a"/>
    </style:style>
    <style:style style:name="P72" style:family="paragraph" style:parent-style-name="Heading_20_3">
      <style:text-properties officeooo:rsid="0068644a" officeooo:paragraph-rsid="00a511f4"/>
    </style:style>
    <style:style style:name="P73"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12fdc"/>
    </style:style>
    <style:style style:name="T103" style:family="text">
      <style:text-properties officeooo:rsid="0081f671"/>
    </style:style>
    <style:style style:name="T104" style:family="text">
      <style:text-properties officeooo:rsid="0083e531"/>
    </style:style>
    <style:style style:name="T105" style:family="text">
      <style:text-properties officeooo:rsid="008506aa"/>
    </style:style>
    <style:style style:name="T106" style:family="text">
      <style:text-properties officeooo:rsid="00857102"/>
    </style:style>
    <style:style style:name="T107" style:family="text">
      <style:text-properties officeooo:rsid="0085d97c"/>
    </style:style>
    <style:style style:name="T108" style:family="text">
      <style:text-properties officeooo:rsid="0086b3ea"/>
    </style:style>
    <style:style style:name="T109" style:family="text">
      <style:text-properties officeooo:rsid="008967ae"/>
    </style:style>
    <style:style style:name="T110" style:family="text">
      <style:text-properties officeooo:rsid="008978c6"/>
    </style:style>
    <style:style style:name="T111" style:family="text">
      <style:text-properties officeooo:rsid="008d24a5"/>
    </style:style>
    <style:style style:name="T112" style:family="text">
      <style:text-properties officeooo:rsid="008ecfd8"/>
    </style:style>
    <style:style style:name="T113" style:family="text">
      <style:text-properties officeooo:rsid="009093fe"/>
    </style:style>
    <style:style style:name="T114" style:family="text">
      <style:text-properties officeooo:rsid="0091be31"/>
    </style:style>
    <style:style style:name="T115" style:family="text">
      <style:text-properties officeooo:rsid="00931142"/>
    </style:style>
    <style:style style:name="T116" style:family="text">
      <style:text-properties officeooo:rsid="00975266"/>
    </style:style>
    <style:style style:name="T117" style:family="text">
      <style:text-properties officeooo:rsid="0098e67a"/>
    </style:style>
    <style:style style:name="T118" style:family="text">
      <style:text-properties officeooo:rsid="00998f40"/>
    </style:style>
    <style:style style:name="T119" style:family="text">
      <style:text-properties officeooo:rsid="009ab575"/>
    </style:style>
    <style:style style:name="T120" style:family="text">
      <style:text-properties officeooo:rsid="009c337a"/>
    </style:style>
    <style:style style:name="T121" style:family="text">
      <style:text-properties officeooo:rsid="009c5a77"/>
    </style:style>
    <style:style style:name="T122" style:family="text">
      <style:text-properties officeooo:rsid="009dbc7c"/>
    </style:style>
    <style:style style:name="T123" style:family="text">
      <style:text-properties officeooo:rsid="009e2e79"/>
    </style:style>
    <style:style style:name="T124" style:family="text">
      <style:text-properties officeooo:rsid="00a024f7"/>
    </style:style>
    <style:style style:name="T125" style:family="text">
      <style:text-properties officeooo:rsid="00a0aa16"/>
    </style:style>
    <style:style style:name="T126" style:family="text">
      <style:text-properties officeooo:rsid="00a19be1"/>
    </style:style>
    <style:style style:name="T127" style:family="text">
      <style:text-properties officeooo:rsid="00a2d1bf"/>
    </style:style>
    <style:style style:name="T128" style:family="text">
      <style:text-properties officeooo:rsid="00a3fead"/>
    </style:style>
    <style:style style:name="T129" style:family="text">
      <style:text-properties officeooo:rsid="00a511f4"/>
    </style:style>
    <style:style style:name="T130" style:family="text">
      <style:text-properties officeooo:rsid="00a6f5c3"/>
    </style:style>
    <style:style style:name="T131" style:family="text">
      <style:text-properties officeooo:rsid="00a828bf"/>
    </style:style>
    <style:style style:name="T132" style:family="text">
      <style:text-properties officeooo:rsid="00aa2556"/>
    </style:style>
    <style:style style:name="T133" style:family="text">
      <style:text-properties officeooo:rsid="00ac5ffa"/>
    </style:style>
    <style:style style:name="T134" style:family="text">
      <style:text-properties officeooo:rsid="00ad22e1"/>
    </style:style>
    <style:style style:name="T135" style:family="text">
      <style:text-properties officeooo:rsid="00ad91b0"/>
    </style:style>
    <style:style style:name="T136" style:family="text">
      <style:text-properties officeooo:rsid="00adb817"/>
    </style:style>
    <style:style style:name="T137" style:family="text">
      <style:text-properties officeooo:rsid="00ae7bbb"/>
    </style:style>
    <style:style style:name="T138" style:family="text">
      <style:text-properties officeooo:rsid="00af19e2"/>
    </style:style>
    <style:style style:name="T139" style:family="text">
      <style:text-properties officeooo:rsid="00b002eb"/>
    </style:style>
    <style:style style:name="T140" style:family="text">
      <style:text-properties officeooo:rsid="00b32515"/>
    </style:style>
    <style:style style:name="T141" style:family="text">
      <style:text-properties officeooo:rsid="00b34132"/>
    </style:style>
    <style:style style:name="T142" style:family="text">
      <style:text-properties officeooo:rsid="00b41c4a"/>
    </style:style>
    <style:style style:name="T143" style:family="text">
      <style:text-properties officeooo:rsid="00b5ceb5"/>
    </style:style>
    <style:style style:name="T144" style:family="text">
      <style:text-properties officeooo:rsid="00b71751"/>
    </style:style>
    <style:style style:name="T145" style:family="text">
      <style:text-properties officeooo:rsid="00b7600d"/>
    </style:style>
    <style:style style:name="T146" style:family="text">
      <style:text-properties officeooo:rsid="00b8064b"/>
    </style:style>
    <style:style style:name="T147" style:family="text">
      <style:text-properties officeooo:rsid="00b8f890"/>
    </style:style>
    <style:style style:name="T148" style:family="text">
      <style:text-properties officeooo:rsid="00ba8bcf"/>
    </style:style>
    <style:style style:name="T149" style:family="text">
      <style:text-properties officeooo:rsid="00bc62c8"/>
    </style:style>
    <style:style style:name="T150" style:family="text">
      <style:text-properties officeooo:rsid="00bcb2d7"/>
    </style:style>
    <style:style style:name="T151" style:family="text">
      <style:text-properties officeooo:rsid="00bcf8af"/>
    </style:style>
    <style:style style:name="T152" style:family="text">
      <style:text-properties officeooo:rsid="00be494f"/>
    </style:style>
    <style:style style:name="T153" style:family="text">
      <style:text-properties officeooo:rsid="00bfa146"/>
    </style:style>
    <style:style style:name="T154" style:family="text">
      <style:text-properties officeooo:rsid="00c05184"/>
    </style:style>
    <style:style style:name="T155" style:family="text">
      <style:text-properties officeooo:rsid="00c1657d"/>
    </style:style>
    <style:style style:name="T156" style:family="text">
      <style:text-properties officeooo:rsid="00c20106"/>
    </style:style>
    <style:style style:name="T157" style:family="text">
      <style:text-properties officeooo:rsid="00c37a94"/>
    </style:style>
    <style:style style:name="T158" style:family="text">
      <style:text-properties officeooo:rsid="00c548df"/>
    </style:style>
    <style:style style:name="T159" style:family="text">
      <style:text-properties officeooo:rsid="00c6873c"/>
    </style:style>
    <style:style style:name="T160" style:family="text">
      <style:text-properties officeooo:rsid="00c8c1f2"/>
    </style:style>
    <style:style style:name="T161" style:family="text">
      <style:text-properties officeooo:rsid="00c8ebe4"/>
    </style:style>
    <style:style style:name="T162" style:family="text">
      <style:text-properties officeooo:rsid="00c90f61"/>
    </style:style>
    <style:style style:name="T163" style:family="text">
      <style:text-properties officeooo:rsid="00ca94d2"/>
    </style:style>
    <style:style style:name="T164" style:family="text">
      <style:text-properties officeooo:rsid="00cd4935"/>
    </style:style>
    <style:style style:name="T165" style:family="text">
      <style:text-properties officeooo:rsid="00cdc3a4"/>
    </style:style>
    <style:style style:name="T166" style:family="text">
      <style:text-properties officeooo:rsid="00cf7a73"/>
    </style:style>
    <style:style style:name="T167" style:family="text">
      <style:text-properties officeooo:rsid="00cfaa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Random Forests</text:h>
      <text:h text:style-name="P65"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9"/>
      <text:h text:style-name="P67"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68"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65" text:outline-level="2">Decision Trees</text:h>
      <text:p text:style-name="P20"><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8"/>
      <text:p text:style-name="P29">… </text:p>
      <text:p text:style-name="P29"/>
      <text:p text:style-name="P21"><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0"/>
      <text:p text:style-name="P22"><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1"/>
      <text:p text:style-name="P23"><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65" text:outline-level="2">Random Forests</text:h>
      <text:p text:style-name="P24"><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2"/>
      <text:p text:style-name="P33">…</text:p>
      <text:p text:style-name="P33"/>
      <text:h text:style-name="P69" text:outline-level="3">Parameters</text:h>
      <text:p text:style-name="P25"><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4"/>
      <text:p text:style-name="P26"><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70" text:outline-level="3">Out-of-bag Data</text:h>
      <text:p text:style-name="P27"><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71" text:outline-level="3">Variable Importance</text:h>
      <text:p text:style-name="P35"><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40"/>
      <text:p text:style-name="P36"><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2">although correlated input variables still are problematic.</text:span><text:span text:style-name="T100"> </text:span><text:span text:style-name="T101">The R package party includes two functions, ctree and cforest, that are not affected by this bias, </text:span><text:span text:style-name="T102">due to yet another variable importance termed “conditional variable importance” </text:span><text:span text:style-name="T101">(Strobl, 2008). </text:span><text:span text:style-name="T103">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4">although the “large p small n case” makes “unbiased estimation of all coefficients is impossible” </text:span><text:span text:style-name="T105">in any case.</text:span></text:p>
      <text:p text:style-name="P41"/>
      <text:p text:style-name="P42"><text:soft-page-break/>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p>
      <text:p text:style-name="P42"/>
      <text:p text:style-name="P37"><text:span text:style-name="T102">Last but no least, </text:span><text:span text:style-name="T106">both (Strobl, 2009) and </text:span><text:span text:style-name="T103">gromping2009variable </text:span><text:span text:style-name="T106">see one of the advantages of random forests in their variable importance measure. </text:span><text:span text:style-name="T103">Gromping2009variable </text:span><text:span text:style-name="T106">compares linear variable importance measures with the one built into random forests, and finds that the latter are heavily dependent on the mtry parameter. </text:span><text:span text:style-name="T107">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3">romping2009variable. </text:span><text:span text:style-name="T108">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71" text:outline-level="3">Regression</text:h>
      <text:p text:style-name="P38"><text:span text:style-name="T109">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0">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73" text:outline-level="3">Overfitting</text:h>
      <text:p text:style-name="P57"><text:span text:style-name="T118">Overfitting </text:span><text:span text:style-name="T123">(Wikipedia, 2013)</text:span><text:span text:style-name="T118"> is the situation where an algorithm learns the example dataset well enough, to not only reproduce the underlying rules, but also random errors in the dataset. </text:span><text:span text:style-name="T151">This is also called generalization error, since the algorithm generalizes errors in the data by deriving rules.</text:span><text:span text:style-name="T118"> </text:span><text:span text:style-name="T119">Random forests grow optimal decision trees, meaning they try to represent their bootstrapped sample perfect. Except for the case where different records in the sample have the same values in their input variables, but different values in their output variable, this leads to decision trees which represent fit the sample perfectly, including all errors. </text:span><text:span text:style-name="T120">The advantage of ensemble learning is that by combining decision trees for different samples, and constructed using different random selections, this errors are canceled out. On the other hand, this also means </text:span><text:span text:style-name="T152">that</text:span><text:span text:style-name="T120"> there is a bound on how accurate random forests can become </text:span><text:span text:style-name="T152">depending on the noise present in the dataset</text:span><text:span text:style-name="T120">. </text:span><text:span text:style-name="T122">Of course, this only applies if the trees in an ensemble are reasonably diverse, i.e. uncorrelated.</text:span><text:span text:style-name="T120"> </text:span><text:span text:style-name="T121">(Breiman, 2001). </text:span><text:span text:style-name="T151">An analysis by (Liu, 2005) showed that </text:span><text:span text:style-name="T152">the generalization error is at its lowest when the tree ensemble is maximally diverse, and that bootstrapping tends to limit tree diversity.</text:span></text:p>
      <text:p text:style-name="P58"><text:span text:style-name="T123">Different variants of random forests try to grow random forests on data that is less prone to noise. FRF stands for Fuzzy random forests, and is a method described by (Bonnisone, 2008). FRF use what are called Fuzzy Sets (Wikipedia, 2013) and Fuzzy Logic (Wikipedia, 2013) to represent the data in the dataset, and build the decision trees using the fuzzy notation. </text:span><text:span text:style-name="T124">The advantages of this approach are that the resulting FRF are more immune to noise, and (</text:span><text:span text:style-name="T147">Candenas</text:span><text:span text:style-name="T124">, </text:span><text:span text:style-name="T147">2012</text:span><text:span text:style-name="T124">) extends this framework to handle </text:span><text:soft-page-break/><text:span text:style-name="T124">missing data too. </text:span><text:span text:style-name="T125">Another attempt to construct random forests on higher quality data are rotation forests by (Rodriguez, 2006), which use principal component analysis, or PCA, to </text:span><text:span text:style-name="T126">find derived input variables that separate the input dimensions better. </text:span><text:span text:style-name="T127">Although linear combinations of input dimensions aren't the same thing as noise, since the dataset is of a limited size, the decision trees might well fail to tease out the interactions between all pairs of input variables, which will end up looking like noise. </text:span><text:span text:style-name="T128">Because better input dimensions lead to better splits, and to more uncorrelated random variable selections, rotation forests are more accurate than random forests (Rodriquez, 2006).</text:span></text:p>
      <text:h text:style-name="P72" text:outline-level="3"><text:span text:style-name="T129">Optimality Criterion</text:span></text:h>
      <text:p text:style-name="P59"><text:span text:style-name="T134">Random forests construct the underlying decision trees by selecting the best split at each node from a number of randomly selected variables. To compare the different possible splits, an optimality criterion gets calculated for each split. The most commonly used criterion is the Gini index. The gini index is “a measure of statistical dispersion developed by the Italian statistician and sociologist Corrado Gini” (Wikipedia, 2013). </text:span><text:span text:style-name="T135">As has been mentioned in the section on variable importance, the fact that the Gini index, used as the optimality criterion in classical random forests, is biased towards variables with many </text:span><text:span text:style-name="T136">different values is problematic. </text:span><text:span text:style-name="T137">Another common optimality criterion is entropy, although </text:span><text:span text:style-name="T138">it</text:span><text:span text:style-name="T137"> suffers from the same flaw. </text:span><text:span text:style-name="T140">The point of using an optimality criterion in the first place is, to grow trees using an impurity reduction algorithm, i.e. the split which returns the least dispersed subsets is selected recursively at each node.</text:span></text:p>
      <text:p text:style-name="P60"><text:span text:style-name="T139">A huge disadvantage of using an optimality criterion at all is the computational cost one has to pay. Trees who use random splits are much faster to grow, e.g. PERT ensembles are claimed to be two orders of magnitude faster than the classical random forests (Cutler, 2001).</text:span></text:p>
      <text:h text:style-name="P64" text:outline-level="1">In Search of the Super-<text:span text:style-name="T141">Forest</text:span></text:h>
      <text:h text:style-name="P65" text:outline-level="2">PERT</text:h>
      <text:p text:style-name="P53">PERT, a variant in the random forests framework was developed by (Cutler, 2001). The nice thing about PERT, is that its strong reliance on randomness gives it a simple structure, that is easier to describe than the classical random forests by (Breiman, 2001). In fact, PERT is simple enough that its algorithm is completely described in the following quote from (Cutler, 2001):</text:p>
      <text:p text:style-name="P43"><text:span text:style-name="T111">“The perfect random tree ensemble, PERT, is so named because the PERT base learner is a random tree classifier that fits the training data perfectly. The PERT base learner is constructed by first placing all data points in the root node. At each step of the tree construction, each nonterminal node is split by randomly choosing two data points from the node until these two belong to different classes. Let x = </text:span><text:span text:style-name="T111">(x1 , . . . , xp ) and z = (z1 , . . . , zp ). If this is not possible, all the data points in the node must be from the same class and the node is terminal. Now, randomly choose a feature on which to split, say feature j, and split at αxj + (1 − α)zj , where α is generated from a uniform(0,1) distribution. </text:span></text:p>
      <text:p text:style-name="P54">Ties are taken care of by repeating the procedure until a definitive split is obtained. If no such split is found after 10 tries, the node is declared to be terminal (so in this case, the tree would not perfectly fit the data). </text:p>
      <text:p text:style-name="P54">To form an ensemble, PERT base learners can be combined by simply fitting many PERT base learners to the entire training set and voting these classifiers, <text:span text:style-name="T150">because PERT doesn't depend on the randomness introduced through bootstrapping</text:span>. Alternatively, PERT base learners can be combined by baggin<text:span text:style-name="T150">g, e.g. to be able to use out-of-bag error estimates</text:span>. In this case, the PERT base learner is fit to many bootstrap <text:soft-page-break/>samples from the training data and these classifiers are combined by voting.” <text:span text:style-name="T153">As (Liu, 2005) has indicated, using bootstrapping might lead to less diverse trees, thus it should not be used unless one requires out-of-bag data </text:span><text:span text:style-name="T154">with PERT.</text:span></text:p>
      <text:p text:style-name="P44"><text:span text:style-name="T112">The advantage of PERT over random forests </text:span><text:span text:style-name="T113">is speed. (Cutler, 2001) compares the different </text:span><text:span text:style-name="T115">runtimes</text:span><text:span text:style-name="T113"> of <text:s/>classical random forests construction </text:span><text:span text:style-name="T151">as described in</text:span><text:span text:style-name="T113"> (Breiman, 2001), and PERT, and finds the latter to be faster by two orders of magnitude, </text:span><text:span text:style-name="T115">while providing similar accuracy in prediction</text:span><text:span text:style-name="T113">. </text:span><text:span text:style-name="T114">Of course, there are other advantages too: The absence of a variable selection criterion means that PERT doesn't suffer from the bias introduced by it, thus, for example, variable importance estimates are less affected. </text:span><text:span text:style-name="T155">An instance where the use of a selection criterion is especially problematic is the XOR problem mentioned above </text:span><text:span text:style-name="T156">in the section on variable importance. </text:span><text:span text:style-name="T157">Since PERT doesn't depend on an optimality criterion to select its splits, it has the advantage of being able to deal with perfect interaction effects.</text:span><text:span text:style-name="T155"> </text:span><text:span text:style-name="T116">A disadvantage might be that PERT is even more difficult to interpret than the classical random forests, but sin</text:span><text:span text:style-name="T117">ce this is rarely tried, it doesn't matter much.</text:span></text:p>
      <text:p text:style-name="P55">It is important to mention that PERT can only be used for classification, since its base learner fits the training data perfectly, applying PERT to regression would “drastically overfit the data” (Cutler, 2001).</text:p>
      <text:p text:style-name="P56"><text:span text:style-name="T148">PERT isn't the only random forest variant that emphasizes randomness in its algorithm for growing trees. (Geurts, 2006) suggested what they call extremely randomized trees. Despite their name, extremely randomized trees are actually closer to the trees of random forests by (Breiman, 2001) than PERT. Extremely randomized trees allow to configure the randomness of the constructed decision trees through an additional parameter </text:span><text:span text:style-name="T149">in order to fit the problem domain. </text:span></text:p>
      <text:h text:style-name="P65" text:outline-level="2">Fuzzy</text:h>
      <text:p text:style-name="P52"><text:span text:style-name="T158">Fuzzy random forests </text:span><text:span text:style-name="T159">by (Bonissone, 2008)</text:span><text:span text:style-name="T158"> use input variables encoded as fuzzy sets. Fuzzy sets model membership by a value between one and zero. For example, a day with a temperature of 45 degrees Celsius is to 100% a hot day, and to 0% a cold day, while a day with 15 degrees Celsius might belong to the label cold day by 40% and to hot day by 60%. </text:span><text:span text:style-name="T159">The advantage of using fuzzy sets is the added flexibility of representing uncertainty. </text:span><text:span text:style-name="T160">(Cadenas, 2012) extended </text:span><text:span text:style-name="T161">f</text:span><text:span text:style-name="T160">uzzy random forests to handle missing data.</text:span></text:p>
      <text:h text:style-name="P66" text:outline-level="2"><text:span text:style-name="T1">Rotation</text:span></text:h>
      <text:p text:style-name="P61"><text:span text:style-name="T162">Rotation forests use principle component analysis, short PCA, to transform the dataset before creating the ensemble of decision trees. </text:span><text:span text:style-name="T163">Rotation forests have been suggested by (Rodriguez, 2006). </text:span><text:span text:style-name="T164">Rotation forests are created by calculating a principal component analysis on a </text:span><text:span text:style-name="T165">bootstrapped sample</text:span><text:span text:style-name="T164"> of the data for every tree. </text:span><text:span text:style-name="T165">The input variables are split into subsets, and random values of the output variable are removed for the principal component analysis, </text:span><text:span text:style-name="T166">which means that another parameter for the size of the input variable subsets is required.</text:span><text:span text:style-name="T164"> Rotation forests significantly outperform random forests, bagging, and boosting on many datasets.</text:span></text:p>
      <text:p text:style-name="P62"><text:span text:style-name="T167">The transformation of the input data leads to less correlation between trees, and to improved prediction accuracy, which (Rodriguez, 2006) demonstrate with the help of diversity-error diagrams.</text:span></text:p>
      <text:h text:style-name="P66" text:outline-level="2"><text:span text:style-name="T129">Super</text:span><text:span text:style-name="T141">-Forests</text:span></text:h>
      <text:p text:style-name="P45"><text:span text:style-name="T129">The different algorithms in the random forest framework have been developed iteratively, with each improvement or variation picking up one problem to improve on, and the criterion for success has been beating the base algorithm. </text:span><text:span text:style-name="T130">Similar to the how the </text:span><text:span text:style-name="T131">scientific method has become a competition between researcher and randomness, the field of research on random forests seems to be plagued by </text:span><text:soft-page-break/><text:span text:style-name="T131">comparisons between the old and the new forests. If might be worth the effort to step back from the specifics for a moment and look at the principle behind random forests.</text:span></text:p>
      <text:p text:style-name="P45"><text:span text:style-name="T131"/></text:p>
      <text:p text:style-name="P48"><text:span text:style-name="T141">Every variant in the random forests framework is an ensemble of trees. Beyond that there seems to be nothing that may not be changed. Two questions that naturally follow from this are: Can one construct a random forest that incorporates all the features? Can one represent random forests differently and derive new methods from there?</text:span></text:p>
      <text:p text:style-name="P48"><text:span text:style-name="T141"/></text:p>
      <text:p text:style-name="P50"><text:span text:style-name="T142">Proposal: SRF</text:span></text:p>
      <text:p text:style-name="P49"><text:span text:style-name="T141"><text:line-break/>The first question is easier to answer. It isn't particularly difficult to take the different variants and combine them. An advantage of this approach is that by incorporating variants that dispose of the parameters, one gets an easier to use forest whose results can be compared without worrying about the influence of parameters.</text:span></text:p>
      <text:p text:style-name="P49"><text:span text:style-name="T141"/></text:p>
      <text:p text:style-name="P50"><text:span text:style-name="T142">Here is the author's wish-list for such a random forest variant, jokingly called smart random forest, because it takes away decisions from the user and relies </text:span><text:span text:style-name="T143">on randomness rather than an optimality criterion: The algorithm decides if bootstrapping is better done with or without replacement. It then uses principal component analysis and fuzzy sets to make the subsequent construction of decision trees less susceptible to noise and correlated variables. The principal component analysis should choose the number of output variables that maximizes linear independence between the derived input variables. </text:span><text:span text:style-name="T144">The decision trees are grown using PERT.</text:span></text:p>
      <text:p text:style-name="P50"><text:span text:style-name="T145"/></text:p>
      <text:p text:style-name="P51"><text:span text:style-name="T146">Proposal: TG</text:span></text:p>
      <text:p text:style-name="P51"><text:span text:style-name="T146"/></text:p>
      <text:p text:style-name="P51"><text:span text:style-name="T146">Tree genes.</text:span></text:p>
      <text:p text:style-name="P48"><text:span text:style-name="T141"/></text:p>
      <text:p text:style-name="P46"><text:span text:style-name="T131">Recursive Partitioning +recursive +sparse +trial/error +ensemble</text:span></text:p>
      <text:p text:style-name="P46"><text:span text:style-name="T131">- linear independent variables</text:span></text:p>
      <text:p text:style-name="P46"><text:span text:style-name="T131">- pca?</text:span></text:p>
      <text:p text:style-name="P46"><text:span text:style-name="T131"/></text:p>
      <text:p text:style-name="P47"><text:span text:style-name="T132">MC Point Cloud Method</text:span></text:p>
      <text:p text:style-name="P47"><text:span text:style-name="T132"/></text:p>
      <text:p text:style-name="P47"><text:span text:style-name="T132">Sorted Features </text:span><text:span text:style-name="T133">Genome</text:span></text:p>
      <text:p text:style-name="P47"><text:span text:style-name="T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8T05:55:58</dc:date>
    <dc:creator>Tobias Ammann</dc:creator>
    <meta:editing-duration>P1DT4H33M13S</meta:editing-duration>
    <meta:editing-cycles>189</meta:editing-cycles>
    <meta:document-statistic meta:table-count="0" meta:image-count="0" meta:object-count="0" meta:page-count="9" meta:paragraph-count="73" meta:word-count="4997" meta:character-count="31609" meta:non-whitespace-character-count="26678"/>
  </office:meta>
</office:document-meta>
</file>